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8.461cm" fo:margin-left="0cm"/>
    </style:style>
    <style:style style:name="Column1" style:family="table-column">
      <style:table-column-properties style:column-width="15.074cm"/>
    </style:style>
    <style:style style:name="Column2" style:family="table-column">
      <style:table-column-properties style:column-width="3.387cm"/>
    </style:style>
    <style:style style:name="Row1" style:family="table-row"/>
    <style:style style:name="Cell1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76cm" fo:border-top="#cccccc 0.035cm solid" fo:padding-bottom="0.076cm" fo:border-bottom="#cccccc 0.035cm solid" fo:padding-left="0.076cm" fo:border-left="#cccccc 0.035cm solid" fo:padding-right="0.076cm" fo:border-right="#cccccc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9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30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1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2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3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4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5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6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7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8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9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40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1" style:family="text"/>
    <style:style style:name="T18_42" style:family="text">
      <style:text-properties fo:background-color="#ffffff"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_43" style:family="text"/>
    <style:style style:name="T18_44" style:family="text">
      <style:text-properties fo:background-color="#ffffff"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_45" style:family="text"/>
    <style:style style:name="T18_46" style:family="text">
      <style:text-properties fo:background-color="#ffffff"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_47" style:family="text"/>
    <style:style style:name="T18_48" style:family="text">
      <style:text-properties fo:background-color="#ffffff"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_49" style:family="text"/>
    <style:style style:name="T18_50" style:family="text">
      <style:text-properties fo:background-color="#ffffff"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_51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2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53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54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5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6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7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8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59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0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1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2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3" style:family="text">
      <style:text-properties fo:background-color="#ffffff" style:text-line-through-style="none" fo:font-style="normal" style:font-style-asian="normal" style:font-style-complex="normal" fo:color="#222222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4" style:family="text">
      <style:text-properties fo:background-color="#ffffff" style:text-line-through-style="none" fo:font-style="normal" style:font-style-asian="normal" style:font-style-complex="normal" fo:color="#222222" style:font-name="Droid Serif" fo:font-size="10pt" style:font-name-asian="Droid Serif" style:font-size-asian="10pt" style:font-name-complex="Droid Serif" style:font-size-complex="10pt" fo:font-weight="bold" style:font-weight-asian="bold" style:font-weight-complex="bold" style:text-underline-style="none"/>
    </style:style>
    <style:style style:name="T18_65" style:family="text">
      <style:text-properties fo:background-color="#ffffff" style:text-line-through-style="none" fo:font-style="normal" style:font-style-asian="normal" style:font-style-complex="normal" fo:color="#222222" style:font-name="Droid Serif" fo:font-size="10pt" style:font-name-asian="Droid Serif" style:font-size-asian="10pt" style:font-name-complex="Droid Serif" style:font-size-complex="10pt" fo:font-weight="normal" style:font-weight-asian="normal" style:font-weight-complex="normal" style:text-underline-style="none"/>
    </style:style>
    <style:style style:name="T18_66" style:family="text">
      <style:text-properties fo:background-color="#ffffff" style:text-line-through-style="none" fo:font-style="normal" style:font-style-asian="normal" style:font-style-complex="normal" fo:color="#222222" style:font-name="Droid Serif" fo:font-size="10pt" style:font-name-asian="Droid Serif" style:font-size-asian="10pt" style:font-name-complex="Droid Serif" style:font-size-complex="10pt" fo:font-weight="normal" style:font-weight-asian="normal" style:font-weight-complex="normal" style:text-underline-style="none"/>
    </style:style>
    <style:style style:name="T18_67" style:family="text">
      <style:text-properties fo:background-color="#ffffff" style:text-line-through-style="none" fo:font-style="normal" style:font-style-asian="normal" style:font-style-complex="normal" fo:color="#222222" style:font-name="Droid Serif" fo:font-size="10pt" style:font-name-asian="Droid Serif" style:font-size-asian="10pt" style:font-name-complex="Droid Serif" style:font-size-complex="10pt" fo:font-weight="normal" style:font-weight-asian="normal" style:font-weight-complex="normal" style:text-underline-style="none"/>
    </style:style>
    <style:style style:name="T18_68" style:family="text">
      <style:text-properties fo:background-color="#ffffff" style:text-line-through-style="none" fo:font-style="normal" style:font-style-asian="normal" style:font-style-complex="normal" fo:color="#222222" style:font-name="Droid Serif" fo:font-size="10pt" style:font-name-asian="Droid Serif" style:font-size-asian="10pt" style:font-name-complex="Droid Serif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cccccc 0.035cm solid" fo:padding-bottom="0.176cm" fo:border-bottom="#cccccc 0.035cm solid" fo:padding-left="0.176cm" fo:border-left="#cccccc 0.035cm solid" fo:padding-right="0.176cm" fo:border-right="#cccccc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/>
          </table:table-cell>
          <table:table-cell table:style-name="Cell2">
            <text:p text:style-name="P3"/>
          </table:table-cell>
        </table:table-row>
        <table:table-row table:style-name="Row2">
          <table:table-cell table:style-name="Cell3">
            <text:p text:style-name="P4"><text:span text:style-name="T4_1">over</text:span><text:span text:style-name="T4_2"><text:s/></text:span><text:span text:style-name="T4_3">Allegation</text:span></text:p>
          </table:table-cell>
          <table:table-cell table:style-name="Cell4">
            <text:p text:style-name="P5"><text:span text:style-name="T5_1">অভ</text:span><text:span text:style-name="T5_2">ি</text:span><text:span text:style-name="T5_3">য</text:span><text:span text:style-name="T5_4">ো</text:span><text:span text:style-name="T5_5">গ</text:span><text:span text:style-name="T5_6">ে</text:span></text:p>
          </table:table-cell>
        </table:table-row>
        <table:table-row table:style-name="Row3">
          <table:table-cell table:style-name="Cell5">
            <text:p text:style-name="P6"><text:span text:style-name="T6_1">over</text:span><text:span text:style-name="T6_2"><text:s/></text:span><text:span text:style-name="T6_3">phone</text:span></text:p>
          </table:table-cell>
          <table:table-cell table:style-name="Cell6">
            <text:p text:style-name="P7"><text:span text:style-name="T7_1">ফ</text:span><text:span text:style-name="T7_2">ো</text:span><text:span text:style-name="T7_3">ন</text:span><text:span text:style-name="T7_4">ে</text:span></text:p>
          </table:table-cell>
        </table:table-row>
        <table:table-row table:style-name="Row4">
          <table:table-cell table:style-name="Cell7">
            <text:p text:style-name="P8"><text:span text:style-name="T8_1">Place</text:span><text:span text:style-name="T8_2">:</text:span></text:p>
            <text:p text:style-name="P9"><text:span text:style-name="T9_1">on</text:span><text:span text:style-name="T9_2"><text:s/></text:span><text:span text:style-name="T9_3">the</text:span><text:span text:style-name="T9_4"><text:s/></text:span><text:span text:style-name="T9_5">left</text:span><text:span text:style-name="T9_6">,<text:s/></text:span><text:span text:style-name="T9_7">on</text:span><text:span text:style-name="T9_8"><text:s/></text:span><text:span text:style-name="T9_9">the</text:span><text:span text:style-name="T9_10"><text:s/></text:span><text:span text:style-name="T9_11">right</text:span><text:span text:style-name="T9_12">,<text:s/></text:span><text:span text:style-name="T9_13">on</text:span><text:span text:style-name="T9_14"><text:s/></text:span><text:span text:style-name="T9_15">TV</text:span><text:span text:style-name="T9_16">,<text:s/></text:span><text:span text:style-name="T9_17">on</text:span><text:span text:style-name="T9_18"><text:s/></text:span><text:span text:style-name="T9_19">the</text:span><text:span text:style-name="T9_20"><text:s/></text:span><text:span text:style-name="T9_21">other</text:span><text:span text:style-name="T9_22"><text:s/></text:span><text:span text:style-name="T9_23">channel</text:span><text:span text:style-name="T9_24">,<text:s/></text:span><text:span text:style-name="T9_25">on</text:span><text:span text:style-name="T9_26"><text:s/></text:span><text:span text:style-name="T9_27">his</text:span><text:span text:style-name="T9_28"><text:s/></text:span><text:span text:style-name="T9_29">mobile</text:span><text:span text:style-name="T9_30">,<text:s/></text:span><text:span text:style-name="T9_31">on</text:span><text:span text:style-name="T9_32"><text:s/></text:span><text:span text:style-name="T9_33">movies</text:span><text:span text:style-name="T9_34">,<text:s/></text:span><text:span text:style-name="T9_35">on</text:span><text:span text:style-name="T9_36"><text:s/></text:span><text:span text:style-name="T9_37">Internet</text:span><text:span text:style-name="T9_38">,<text:s/></text:span><text:span text:style-name="T9_39">on</text:span><text:span text:style-name="T9_40"><text:s/></text:span><text:span text:style-name="T9_41">the</text:span><text:span text:style-name="T9_42"><text:s/></text:span><text:span text:style-name="T9_43">other</text:span><text:span text:style-name="T9_44"><text:s/></text:span><text:span text:style-name="T9_45">end</text:span><text:span text:style-name="T9_46">,<text:s/></text:span><text:span text:style-name="T9_47">on</text:span><text:span text:style-name="T9_48"><text:s/></text:span><text:span text:style-name="T9_49">the</text:span><text:span text:style-name="T9_50"><text:s/></text:span><text:span text:style-name="T9_51">committee</text:span></text:p>
            <text:p text:style-name="P10"/>
            <text:p text:style-name="P11"><text:span text:style-name="T11_1">Time</text:span><text:span text:style-name="T11_2">:</text:span></text:p>
            <text:p text:style-name="P12"><text:span text:style-name="T12_1">on</text:span><text:span text:style-name="T12_2"><text:s/></text:span><text:span text:style-name="T12_3">holiday</text:span><text:span text:style-name="T12_4">,<text:s/></text:span><text:span text:style-name="T12_5">on</text:span><text:span text:style-name="T12_6"><text:s/></text:span><text:span text:style-name="T12_7">leave</text:span><text:span text:style-name="T12_8">,<text:s/></text:span><text:span text:style-name="T12_9">on</text:span><text:span text:style-name="T12_10"><text:s/></text:span><text:span text:style-name="T12_11">Sunday</text:span><text:span text:style-name="T12_12"><text:s/></text:span><text:span text:style-name="T12_13">evening</text:span></text:p>
            <text:p text:style-name="P13"/>
            <text:p text:style-name="P14"><text:span text:style-name="T14_1">Event</text:span><text:span text:style-name="T14_2">:</text:span></text:p>
            <text:p text:style-name="P15"><text:span text:style-name="T15_1">on</text:span><text:span text:style-name="T15_2"><text:s/></text:span><text:span text:style-name="T15_3">program</text:span><text:span text:style-name="T15_4">,<text:s/></text:span><text:span text:style-name="T15_5">on</text:span><text:span text:style-name="T15_6"><text:s/></text:span><text:span text:style-name="T15_7">the</text:span><text:span text:style-name="T15_8"><text:s/></text:span><text:span text:style-name="T15_9">real</text:span><text:span text:style-name="T15_10"><text:s/></text:span><text:span text:style-name="T15_11">test</text:span><text:span text:style-name="T15_12">,<text:s/></text:span><text:span text:style-name="T15_13">on</text:span><text:span text:style-name="T15_14"><text:s/></text:span><text:span text:style-name="T15_15">seeing</text:span><text:span text:style-name="T15_16">,<text:s/></text:span><text:span text:style-name="T15_17">upon</text:span><text:span text:style-name="T15_18"><text:s/></text:span><text:span text:style-name="T15_19">arrival</text:span><text:span text:style-name="T15_20">,<text:s/></text:span><text:span text:style-name="T15_21">on</text:span><text:span text:style-name="T15_22"><text:s/></text:span><text:span text:style-name="T15_23">the</text:span><text:span text:style-name="T15_24"><text:s/></text:span><text:span text:style-name="T15_25">same</text:span><text:span text:style-name="T15_26"><text:s/></text:span><text:span text:style-name="T15_27">journey</text:span></text:p>
          </table:table-cell>
          <table:table-cell table:style-name="Cell8">
            <text:p text:style-name="P16"/>
          </table:table-cell>
        </table:table-row>
        <table:table-row table:style-name="Row5">
          <table:table-cell table:style-name="Cell9">
            <text:p text:style-name="P17"><text:span text:style-name="T17_1">Place</text:span><text:span text:style-name="T17_2">:</text:span></text:p>
            <text:p text:style-name="P18"><text:span text:style-name="T18_1">at</text:span><text:span text:style-name="T18_2"><text:s/></text:span><text:span text:style-name="T18_3">the</text:span><text:span text:style-name="T18_4"><text:s/></text:span><text:span text:style-name="T18_5">corner</text:span><text:span text:style-name="T18_6">,<text:s/></text:span><text:span text:style-name="T18_7">at</text:span><text:span text:style-name="T18_8"><text:s/></text:span><text:span text:style-name="T18_9">work</text:span><text:span text:style-name="T18_10">,<text:s/></text:span><text:span text:style-name="T18_11">at</text:span><text:span text:style-name="T18_12"><text:s/></text:span><text:span text:style-name="T18_13">bus</text:span><text:span text:style-name="T18_14"><text:s/></text:span><text:span text:style-name="T18_15">stop</text:span><text:span text:style-name="T18_16">,<text:s/></text:span><text:span text:style-name="T18_17">at</text:span><text:span text:style-name="T18_18"><text:s/></text:span><text:span text:style-name="T18_19">the</text:span><text:span text:style-name="T18_20"><text:s/></text:span><text:span text:style-name="T18_21">end</text:span><text:span text:style-name="T18_22">,<text:s/></text:span><text:span text:style-name="T18_23">at</text:span><text:span text:style-name="T18_24"><text:s/></text:span><text:span text:style-name="T18_25">the</text:span><text:span text:style-name="T18_26"><text:s/></text:span><text:span text:style-name="T18_27">beginning</text:span><text:span text:style-name="T18_28">,<text:s/></text:span><text:span text:style-name="T18_29">at</text:span><text:span text:style-name="T18_30"><text:s/></text:span><text:span text:style-name="T18_31">our</text:span><text:span text:style-name="T18_32"><text:s/>24/7<text:s/></text:span><text:span text:style-name="T18_33">customer</text:span><text:span text:style-name="T18_34"><text:s/></text:span><text:span text:style-name="T18_35">care</text:span><text:span text:style-name="T18_36"><text:s/></text:span><text:span text:style-name="T18_37">numbers</text:span><text:span text:style-name="T18_38">,<text:s/></text:span><text:span text:style-name="T18_39">at</text:span><text:span text:style-name="T18_40"><text:s/></text:span><text:span text:style-name="T18_41"><text:a xlink:type="simple" xlink:href="mailto:zakir@cefalo.com"><text:span text:style-name="T18_42">zakir</text:span></text:a></text:span><text:span text:style-name="T18_43"><text:a xlink:type="simple" xlink:href="mailto:zakir@cefalo.com"><text:span text:style-name="T18_44">@</text:span></text:a></text:span><text:span text:style-name="T18_45"><text:a xlink:type="simple" xlink:href="mailto:zakir@cefalo.com"><text:span text:style-name="T18_46">cefalo</text:span></text:a></text:span><text:span text:style-name="T18_47"><text:a xlink:type="simple" xlink:href="mailto:zakir@cefalo.com"><text:span text:style-name="T18_48">.</text:span></text:a></text:span><text:span text:style-name="T18_49"><text:a xlink:type="simple" xlink:href="mailto:zakir@cefalo.com"><text:span text:style-name="T18_50">com</text:span></text:a></text:span><text:span text:style-name="T18_51">,<text:s/></text:span><text:span text:style-name="T18_52">at</text:span><text:span text:style-name="T18_53"><text:s/></text:span><text:span text:style-name="T18_54">your</text:span><text:span text:style-name="T18_55"><text:s/></text:span><text:span text:style-name="T18_56">service</text:span><text:span text:style-name="T18_57">,<text:s/></text:span><text:span text:style-name="T18_58">at</text:span><text:span text:style-name="T18_59"><text:s/></text:span><text:span text:style-name="T18_60">the</text:span><text:span text:style-name="T18_61"><text:s/></text:span><text:span text:style-name="T18_62">point</text:span><text:span text:style-name="T18_63">,<text:s/></text:span><text:span text:style-name="T18_64">at</text:span><text:span text:style-name="T18_65"><text:s/></text:span><text:span text:style-name="T18_66">the</text:span><text:span text:style-name="T18_67"><text:s/></text:span><text:span text:style-name="T18_68">centre</text:span></text:p>
            <text:p text:style-name="P19"/>
            <text:p text:style-name="P20"><text:span text:style-name="T20_1">Time</text:span><text:span text:style-name="T20_2">:</text:span></text:p>
            <text:p text:style-name="P21"><text:span text:style-name="T21_1">at</text:span><text:span text:style-name="T21_2"><text:s/></text:span><text:span text:style-name="T21_3">midnight</text:span><text:span text:style-name="T21_4">,<text:s/></text:span><text:span text:style-name="T21_5">at</text:span><text:span text:style-name="T21_6"><text:s/></text:span><text:span text:style-name="T21_7">lunchtime</text:span><text:span text:style-name="T21_8">,<text:s/></text:span><text:span text:style-name="T21_9">at</text:span><text:span text:style-name="T21_10"><text:s/></text:span><text:span text:style-name="T21_11">weekends</text:span></text:p>
            <text:p text:style-name="P22"/>
            <text:p text:style-name="P23"><text:span text:style-name="T23_1">Event</text:span><text:span text:style-name="T23_2">:</text:span></text:p>
            <text:p text:style-name="P24"><text:span text:style-name="T24_1">at</text:span><text:span text:style-name="T24_2"><text:s/></text:span><text:span text:style-name="T24_3">short</text:span><text:span text:style-name="T24_4"><text:s/></text:span><text:span text:style-name="T24_5">notice</text:span><text:span text:style-name="T24_6">,<text:s/></text:span><text:span text:style-name="T24_7">at</text:span><text:span text:style-name="T24_8"><text:s/></text:span><text:span text:style-name="T24_9">request</text:span></text:p>
          </table:table-cell>
          <table:table-cell table:style-name="Cell10">
            <text:p text:style-name="P25"/>
          </table:table-cell>
        </table:table-row>
        <table:table-row table:style-name="Row6">
          <table:table-cell table:style-name="Cell11">
            <text:p text:style-name="P26"><text:span text:style-name="T26_1">Place</text:span><text:span text:style-name="T26_2">:<text:s/></text:span></text:p>
            <text:p text:style-name="P27"><text:span text:style-name="T27_1">in</text:span><text:span text:style-name="T27_2"><text:s/></text:span><text:span text:style-name="T27_3">the</text:span><text:span text:style-name="T27_4"><text:s/></text:span><text:span text:style-name="T27_5">same</text:span><text:span text:style-name="T27_6"><text:s/></text:span><text:span text:style-name="T27_7">position</text:span><text:span text:style-name="T27_8">,<text:s/></text:span><text:span text:style-name="T27_9">in</text:span><text:span text:style-name="T27_10"><text:s/></text:span><text:span text:style-name="T27_11">the</text:span><text:span text:style-name="T27_12"><text:s/></text:span><text:span text:style-name="T27_13">heart</text:span></text:p>
            <text:p text:style-name="P28"/>
            <text:p text:style-name="P29"><text:span text:style-name="T29_1">Time</text:span><text:span text:style-name="T29_2">:<text:s/></text:span></text:p>
            <text:p text:style-name="P30"><text:span text:style-name="T30_1">in</text:span><text:span text:style-name="T30_2"><text:s/></text:span><text:span text:style-name="T30_3">the</text:span><text:span text:style-name="T30_4"><text:s/></text:span><text:span text:style-name="T30_5">evening</text:span><text:span text:style-name="T30_6">,<text:s/></text:span><text:span text:style-name="T30_7">in</text:span><text:span text:style-name="T30_8"><text:s/></text:span><text:span text:style-name="T30_9">the</text:span><text:span text:style-name="T30_10"><text:s/></text:span><text:span text:style-name="T30_11">morning</text:span></text:p>
          </table:table-cell>
          <table:table-cell table:style-name="Cell12">
            <text:p text:style-name="P31"/>
          </table:table-cell>
        </table:table-row>
        <table:table-row table:style-name="Row7">
          <table:table-cell table:style-name="Cell13">
            <text:p text:style-name="P32"><text:span text:style-name="T32_1">Former</text:span><text:span text:style-name="T32_2"><text:s/></text:span><text:span text:style-name="T32_3">chief</text:span><text:span text:style-name="T32_4"><text:s/></text:span><text:span text:style-name="T32_5">adviser</text:span><text:span text:style-name="T32_6"><text:s/></text:span><text:span text:style-name="T32_7">to</text:span><text:span text:style-name="T32_8"><text:s/></text:span><text:span text:style-name="T32_9">the</text:span><text:span text:style-name="T32_10"><text:s/></text:span><text:span text:style-name="T32_11">caretaker</text:span><text:span text:style-name="T32_12"><text:s/></text:span><text:span text:style-name="T32_13">government</text:span></text:p>
          </table:table-cell>
          <table:table-cell table:style-name="Cell14">
            <text:p text:style-name="P33"/>
          </table:table-cell>
        </table:table-row>
        <table:table-row table:style-name="Row8">
          <table:table-cell table:style-name="Cell15">
            <text:p text:style-name="P34"><text:span text:style-name="T34_1">Press</text:span><text:span text:style-name="T34_2"><text:s/></text:span><text:span text:style-name="T34_3">secretary</text:span><text:span text:style-name="T34_4"><text:s/></text:span><text:span text:style-name="T34_5">to</text:span><text:span text:style-name="T34_6"><text:s/></text:span><text:span text:style-name="T34_7">the</text:span><text:span text:style-name="T34_8"><text:s/></text:span><text:span text:style-name="T34_9">chief</text:span><text:span text:style-name="T34_10"><text:s/></text:span><text:span text:style-name="T34_11">adviser</text:span></text:p>
          </table:table-cell>
          <table:table-cell table:style-name="Cell16">
            <text:p text:style-name="P35"/>
          </table:table-cell>
        </table:table-row>
        <table:table-row table:style-name="Row9">
          <table:table-cell table:style-name="Cell17">
            <text:p text:style-name="P36"><text:span text:style-name="T36_1">A</text:span><text:span text:style-name="T36_2"><text:s/></text:span><text:span text:style-name="T36_3">journalist</text:span><text:span text:style-name="T36_4"><text:s/></text:span><text:span text:style-name="T36_5">of</text:span><text:span text:style-name="T36_6"><text:s/></text:span><text:span text:style-name="T36_7">BBC</text:span><text:span text:style-name="T36_8"><text:s/></text:span><text:span text:style-name="T36_9">Bangla</text:span><text:span text:style-name="T36_10"><text:s/></text:span><text:span text:style-name="T36_11">Service</text:span></text:p>
          </table:table-cell>
          <table:table-cell table:style-name="Cell18"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